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Pictures/10000000000002AC0000013CE745E877BFFED9EC.jpg" manifest:media-type="image/jpeg"/>
  <manifest:file-entry manifest:full-path="Pictures/10000000000000520000009FB635BE8A017D4626.jpg" manifest:media-type="image/jpeg"/>
  <manifest:file-entry manifest:full-path="Pictures/1000000000000093000000CD7C85B521C2A1354D.jpg" manifest:media-type="image/jpeg"/>
  <manifest:file-entry manifest:full-path="Pictures/10000000000000C3000000CA13BF458A42D7E960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.018cm" svg:stroke-color="#ffffff" draw:marker-start-width="0.227cm" draw:marker-end-width="0.227cm" draw:fill="none" draw:fill-color="#ffffff" draw:textarea-horizontal-align="left" draw:auto-grow-height="true" draw:auto-grow-width="false" fo:min-height="2.779cm" fo:min-width="0cm" draw:shadow-color="#ffffff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2.37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585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6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 fo:background-color="transparent"/>
    </style:style>
    <style:style style:name="P3" style:family="paragraph">
      <loext:graphic-properties draw:fill="none" draw:fill-color="#ffffff"/>
      <style:paragraph-properties fo:text-align="center"/>
      <style:text-properties fo:text-shadow="1pt 1pt" fo:background-color="transparent"/>
    </style:style>
    <style:style style:name="P4" style:family="paragraph">
      <style:text-properties fo:font-size="16pt" fo:background-color="transparent"/>
    </style:style>
    <style:style style:name="P5" style:family="paragraph">
      <style:paragraph-properties fo:text-align="center"/>
      <style:text-properties fo:font-size="16pt" fo:background-color="transparent"/>
    </style:style>
    <style:style style:name="P6" style:family="paragraph">
      <loext:graphic-properties draw:fill="none"/>
      <style:text-properties fo:font-size="16pt" fo:background-color="transparent"/>
    </style:style>
    <style:style style:name="P7" style:family="paragraph">
      <style:text-properties fo:font-size="16pt"/>
    </style:style>
    <style:style style:name="P8" style:family="paragraph">
      <loext:graphic-properties draw:fill="none"/>
      <style:text-properties fo:font-size="16pt"/>
    </style:style>
    <style:style style:name="P9" style:family="paragraph">
      <style:paragraph-properties fo:text-align="center"/>
      <style:text-properties fo:font-size="16pt"/>
    </style:style>
    <style:style style:name="P10" style:family="paragraph">
      <loext:graphic-properties draw:fill="none"/>
      <style:paragraph-properties fo:text-align="center"/>
      <style:text-properties fo:font-size="1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</style:style>
    <style:style style:name="T1" style:family="text">
      <style:text-properties style:text-outline="true" style:font-name="Arial Black1" fo:font-size="24pt" fo:language="en" fo:country="GB" fo:font-weight="900" fo:background-color="transparent"/>
    </style:style>
    <style:style style:name="T2" style:family="text">
      <style:text-properties style:text-outline="true" style:font-name="Arial Black1" fo:font-size="28pt" fo:language="en" fo:country="GB" fo:font-weight="900" fo:background-color="transparent" style:font-size-asian="21pt" style:font-size-complex="21pt"/>
    </style:style>
    <style:style style:name="T3" style:family="text">
      <style:text-properties style:text-outline="false" style:font-name="Arial Black1" fo:font-size="16pt" fo:language="en" fo:country="GB" fo:text-shadow="none" fo:font-weight="900"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057cm" svg:height="3cm" svg:x="9.943cm" svg:y="3.75cm">
          <draw:image xlink:href="Pictures/10000000000002AC0000013CE745E877BFFED9EC.jpg" xlink:type="simple" xlink:show="embed" xlink:actuate="onLoad" draw:mime-type="image/jpeg">
            <text:p/>
          </draw:image>
        </draw:frame>
        <draw:frame draw:name="fdf" draw:style-name="gr1" draw:text-style-name="P1" draw:layer="layout" svg:width="2.919cm" svg:height="5.66cm" svg:x="2.5cm" svg:y="4.25cm">
          <draw:image xlink:href="Pictures/10000000000000520000009FB635BE8A017D4626.jpg" xlink:type="simple" xlink:show="embed" xlink:actuate="onLoad" draw:mime-type="image/jpeg">
            <text:p/>
          </draw:image>
        </draw:frame>
        <draw:frame draw:style-name="gr1" draw:text-style-name="P1" draw:layer="layout" svg:width="4.638cm" svg:height="6.469cm" svg:x="11.362cm" svg:y="8.25cm">
          <draw:image xlink:href="Pictures/1000000000000093000000CD7C85B521C2A1354D.jpg" xlink:type="simple" xlink:show="embed" xlink:actuate="onLoad" draw:mime-type="image/jpeg">
            <text:p/>
          </draw:image>
        </draw:frame>
        <draw:frame draw:style-name="gr1" draw:text-style-name="P1" draw:layer="layout" svg:width="5.158cm" svg:height="5.344cm" svg:x="23cm" svg:y="4.75cm">
          <draw:image xlink:href="Pictures/10000000000000C3000000CA13BF458A42D7E960.jpg" xlink:type="simple" xlink:show="embed" xlink:actuate="onLoad" draw:mime-type="image/jpeg">
            <text:p/>
          </draw:image>
        </draw:frame>
        <draw:frame draw:style-name="gr2" draw:text-style-name="P3" draw:layer="layout" svg:width="9.75cm" svg:height="3.029cm" svg:x="10cm" svg:y="1.5cm">
          <draw:text-box>
            <text:p text:style-name="P2"><text:span text:style-name="T1"><text:s/></text:span><text:span text:style-name="T2"><text:s text:c="2"/></text:span><text:span text:style-name="T2">Hyper-V VLAN</text:span><text:span text:style-name="T1"> <text:s text:c="3"/></text:span></text:p>
          </draw:text-box>
        </draw:frame>
        <draw:frame draw:style-name="gr3" draw:text-style-name="P6" draw:layer="layout" svg:width="7.75cm" svg:height="2.627cm" svg:x="10.25cm" svg:y="14.873cm">
          <draw:text-box>
            <text:p text:style-name="P4"><text:span text:style-name="T3"><text:s text:c="2"/></text:span><text:span text:style-name="T3">WINSERVER2022DC <text:s text:c="7"/>(192.168.1.1)/24</text:span></text:p>
            <text:p text:style-name="P5"><text:span text:style-name="T3">DNS Server <text:s text:c="6"/></text:span></text:p>
          </draw:text-box>
        </draw:frame>
        <draw:frame draw:style-name="gr4" draw:text-style-name="P8" draw:layer="layout" svg:width="6.75cm" svg:height="1.835cm" svg:x="1.25cm" svg:y="9.915cm">
          <draw:text-box>
            <text:p text:style-name="P7"><text:span text:style-name="T3">WINSERVER2022M <text:s text:c="3"/>(192.168.1.2)/24 <text:s text:c="4"/></text:span></text:p>
          </draw:text-box>
        </draw:frame>
        <draw:frame draw:style-name="gr4" draw:text-style-name="P10" draw:layer="layout" svg:width="6.099cm" svg:height="2.627cm" svg:x="22.75cm" svg:y="10.373cm">
          <draw:text-box>
            <text:p text:style-name="P9"><text:span text:style-name="T3"><text:s text:c="2"/></text:span><text:span text:style-name="T3">WINDOWS10C <text:s text:c="6"/>(192.168.1.3)/24 <text:s text:c="4"/></text:span></text:p>
          </draw:text-box>
        </draw:frame>
        <draw:line draw:style-name="gr5" draw:text-style-name="P11" draw:layer="layout" svg:x1="14cm" svg:y1="6.75cm" svg:x2="14cm" svg:y2="8.25cm">
          <text:p/>
        </draw:line>
        <draw:line draw:style-name="gr5" draw:text-style-name="P11" draw:layer="layout" svg:x1="16.5cm" svg:y1="6cm" svg:x2="24.25cm" svg:y2="7.5cm">
          <text:p/>
        </draw:line>
        <draw:line draw:style-name="gr5" draw:text-style-name="P11" draw:layer="layout" svg:x1="11.25cm" svg:y1="6cm" svg:x2="5.25cm" svg:y2="7.75cm">
          <text:p/>
        </draw:line>
        <draw:frame draw:style-name="gr6" draw:text-style-name="P13" draw:layer="layout" svg:width="20.2cm" svg:height="1.436cm" svg:x="5.25cm" svg:y="6.765cm">
          <draw:text-box>
            <text:p text:style-name="P12"><text:span text:style-name="T4">Source:</text:span> <text:span text:style-name="T5"><text:a xlink:href="https://github.com/djomo-moungoue/PowerShellScripting/blob/main/Images/VLAN.JPG" xlink:type="simple">https://github.com/djomo-moungoue/PowerShellScripting/blob/main/Images/VLAN.JPG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gradient" draw:style="ellipsoid" draw:cx="50%" draw:cy="50%" draw:start-color="#afd095" draw:end-color="#ffffff" draw:start-intensity="100%" draw:end-intensity="100%" draw:angle="0deg" draw:border="15%">
      <loext:gradient-stop svg:offset="0" loext:color-type="rgb" loext:color-value="#afd095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afd095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1cm" svg:stroke-color="#afd095" draw:marker-start-width="0.35cm" draw:marker-end-width="0.35cm" draw:fill="none" draw:fill-gradient-name="Gradient_20_1" draw:fill-hatch-name="Red_20_90_20_Degrees_20_Crossed_20_1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3T11:21:44.094000000</meta:creation-date>
    <dc:date>2023-12-05T20:35:55.895000000</dc:date>
    <meta:editing-duration>P2DT9H14M11S</meta:editing-duration>
    <meta:editing-cycles>4</meta:editing-cycles>
    <meta:generator>LibreOffice/7.6.2.1$Windows_X86_64 LibreOffice_project/56f7684011345957bbf33a7ee678afaf4d2ba333</meta:generator>
    <meta:document-statistic meta:object-count="12"/>
  </office:meta>
</office:document-meta>
</file>